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4.789cm"/>
    </style:style>
    <style:style style:name="Table3.B" style:family="table-column">
      <style:table-column-properties style:column-width="1.212cm"/>
    </style:style>
    <style:style style:name="Table3.C" style:family="table-column">
      <style:table-column-properties style:column-width="2.799cm"/>
    </style:style>
    <style:style style:name="Table3.E" style:family="table-column">
      <style:table-column-properties style:column-width="2.706cm"/>
    </style:style>
    <style:style style:name="Table3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402cm"/>
    </style:style>
    <style:style style:name="Table6.B" style:family="table-column">
      <style:table-column-properties style:column-width="15.61cm"/>
    </style:style>
    <style:style style:name="Table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711cm" table:align="left" style:writing-mode="lr-tb"/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0.801cm"/>
    </style:style>
    <style:style style:name="Table8.Q" style:family="table-column">
      <style:table-column-properties style:column-width="2.508cm"/>
    </style:style>
    <style:style style:name="Table8.1" style:family="table-row">
      <style:table-row-properties style:row-height="0.499cm" fo:keep-together="auto"/>
    </style:style>
    <style:style style:name="Table8.A1" style:family="table-cell">
      <style:table-cell-properties style:vertical-align="bottom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1" style:family="table-cell">
      <style:table-cell-properties style:vertical-align="middle" fo:padding="0.049cm" fo:border-left="0.5pt solid #a6a6a6" fo:border-right="none" fo:border-top="0.5pt solid #a6a6a6" fo:border-bottom="0.5pt solid #a6a6a6" style:writing-mode="lr-tb"/>
    </style:style>
    <style:style style:name="Table8.Q1" style:family="table-cell">
      <style:table-cell-properties style:vertical-align="middle" fo:padding="0.049cm" fo:border="0.5pt solid #a6a6a6" style:writing-mode="lr-tb"/>
    </style:style>
    <style:style style:name="Table8.A2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2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8.Q2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ENTRY">
      <style:paragraph-properties fo:margin-left="0cm" fo:margin-right="0cm" fo:text-indent="0cm" style:auto-text-indent="false" fo:padding-left="0cm" fo:padding-right="0cm" fo:padding-top="0cm" fo:padding-bottom="0.074cm" fo:border="none" style:join-border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Arial2" fo:font-size="8pt" fo:letter-spacing="normal" officeooo:paragraph-rsid="00178299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2" fo:font-weight="normal" officeooo:paragraph-rsid="001660b0" style:font-weight-asian="normal" style:font-weight-complex="normal"/>
    </style:style>
    <style:style style:name="P6" style:family="paragraph" style:parent-style-name="Standard">
      <style:paragraph-properties fo:line-height="106%"/>
      <style:text-properties style:font-name="Arial2" style:language-asian="en" style:country-asian="US"/>
    </style:style>
    <style:style style:name="P7" style:family="paragraph" style:parent-style-name="Standard">
      <style:text-properties style:font-name="Arial2" officeooo:paragraph-rsid="00119cb4"/>
    </style:style>
    <style:style style:name="P8" style:family="paragraph" style:parent-style-name="Standard">
      <style:paragraph-properties fo:text-align="start" style:justify-single-word="false"/>
      <style:text-properties style:font-name="Arial2" fo:font-size="12pt" fo:letter-spacing="normal" officeooo:paragraph-rsid="00119cb4" style:font-size-asian="12pt" style:font-size-complex="12pt"/>
    </style:style>
    <style:style style:name="P9" style:family="paragraph" style:parent-style-name="Standard">
      <style:text-properties officeooo:rsid="000c25ad" officeooo:paragraph-rsid="000c25ad"/>
    </style:style>
    <style:style style:name="P10" style:family="paragraph" style:parent-style-name="Standard">
      <style:text-properties officeooo:paragraph-rsid="000d4611"/>
    </style:style>
    <style:style style:name="P11" style:family="paragraph" style:parent-style-name="Standard">
      <style:text-properties officeooo:paragraph-rsid="00178299"/>
    </style:style>
    <style:style style:name="P12" style:family="paragraph" style:parent-style-name="Standard">
      <style:text-properties officeooo:paragraph-rsid="0019f5ac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officeooo:rsid="000d4611" officeooo:paragraph-rsid="000d4611"/>
    </style:style>
    <style:style style:name="P15" style:family="paragraph" style:parent-style-name="Standard">
      <style:paragraph-properties fo:margin-left="0.25cm" fo:margin-right="0cm" fo:text-indent="-0.25cm" style:auto-text-indent="false"/>
      <style:text-properties officeooo:paragraph-rsid="0019f5ac"/>
    </style:style>
    <style:style style:name="P16" style:family="paragraph" style:parent-style-name="Text_20_body">
      <style:paragraph-properties fo:text-align="start" style:justify-single-word="false"/>
      <style:text-properties style:font-name="Arial2"/>
    </style:style>
    <style:style style:name="P17" style:family="paragraph" style:parent-style-name="Text_20_body">
      <style:text-properties officeooo:rsid="0026d1d3" officeooo:paragraph-rsid="0026d1d3"/>
    </style:style>
    <style:style style:name="P18" style:family="paragraph" style:parent-style-name="Text_20_body">
      <style:text-properties officeooo:paragraph-rsid="00341272"/>
    </style:style>
    <style:style style:name="P19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officeooo:paragraph-rsid="0009ec24"/>
    </style:style>
    <style:style style:name="P22" style:family="paragraph" style:parent-style-name="Table_20_Contents">
      <style:text-properties officeooo:paragraph-rsid="000a5117"/>
    </style:style>
    <style:style style:name="P23" style:family="paragraph" style:parent-style-name="Table_20_Contents">
      <style:text-properties officeooo:rsid="000a5117" officeooo:paragraph-rsid="000a5117"/>
    </style:style>
    <style:style style:name="P24" style:family="paragraph" style:parent-style-name="Table_20_Contents">
      <style:text-properties officeooo:paragraph-rsid="000c25ad"/>
    </style:style>
    <style:style style:name="P25" style:family="paragraph" style:parent-style-name="Table_20_Contents">
      <style:text-properties officeooo:paragraph-rsid="000d9f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0a5117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0b7ad3"/>
    </style:style>
    <style:style style:name="T6" style:family="text">
      <style:text-properties officeooo:rsid="000c25ad"/>
    </style:style>
    <style:style style:name="T7" style:family="text">
      <style:text-properties officeooo:rsid="000d4611"/>
    </style:style>
    <style:style style:name="T8" style:family="text">
      <style:text-properties officeooo:rsid="000d9fbd"/>
    </style:style>
    <style:style style:name="T9" style:family="text">
      <style:text-properties style:font-name="Arial2"/>
    </style:style>
    <style:style style:name="T10" style:family="text">
      <style:text-properties style:font-name="Arial2" fo:font-weight="bold" style:font-weight-asian="bold"/>
    </style:style>
    <style:style style:name="T11" style:family="text">
      <style:text-properties style:font-name="Arial2" fo:font-size="8pt" style:font-size-asian="8pt"/>
    </style:style>
    <style:style style:name="T12" style:family="text">
      <style:text-properties style:font-name="Arial2" fo:font-size="8pt" officeooo:rsid="0022c40b" style:font-size-asian="8pt"/>
    </style:style>
    <style:style style:name="T13" style:family="text">
      <style:text-properties style:text-position="super 58%" style:font-name="Arial2" fo:font-size="8pt" style:font-size-asian="8pt"/>
    </style:style>
    <style:style style:name="T14" style:family="text">
      <style:text-properties officeooo:rsid="001f14d0"/>
    </style:style>
    <style:style style:name="T15" style:family="text">
      <style:text-properties fo:color="#999999"/>
    </style:style>
    <style:style style:name="T16" style:family="text">
      <style:text-properties officeooo:rsid="003317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7.06.2016" text:name="DATE_D"/>
        <text:user-field-decl office:value-type="string" office:string-value="3" text:name="Grade1"/>
        <text:user-field-decl office:value-type="string" office:string-value="0" text:name="Grade2"/>
        <text:user-field-decl office:value-type="string" office:string-value="drei, null" text:name="GradeT"/>
        <text:user-field-decl office:value-type="string" office:string-value="Deutsch" text:name="F1"/>
        <text:user-field-decl office:value-type="string" office:string-value="Englisch" text:name="F2"/>
        <text:user-field-decl office:value-type="string" office:string-value="Geschichte" text:name="F3"/>
        <text:user-field-decl office:value-type="string" office:string-value="Mathematik" text:name="F4"/>
        <text:user-field-decl office:value-type="string" office:string-value="Französisch" text:name="F5"/>
        <text:user-field-decl office:value-type="string" office:string-value="Biologie" text:name="F6"/>
        <text:user-field-decl office:value-type="string" office:string-value="Kunst" text:name="F8"/>
        <text:user-field-decl office:value-type="string" office:string-value="Musik" text:name="F7"/>
        <text:user-field-decl office:value-type="string" office:string-value="9" text:name="S1"/>
        <text:user-field-decl office:value-type="string" office:string-value="10" text:name="S2"/>
        <text:user-field-decl office:value-type="string" office:string-value="3" text:name="S3"/>
        <text:user-field-decl office:value-type="string" office:string-value="5" text:name="S4"/>
        <text:user-field-decl office:value-type="string" office:string-value="––––––" text:name="M1"/>
        <text:user-field-decl office:value-type="string" office:string-value="––––––" text:name="M2"/>
        <text:user-field-decl office:value-type="string" office:string-value="7" text:name="M3"/>
        <text:user-field-decl office:value-type="string" office:string-value="––––––" text:name="M4"/>
        <text:user-field-decl office:value-type="string" office:string-value="4" text:name="M5"/>
        <text:user-field-decl office:value-type="string" office:string-value="8" text:name="M6"/>
        <text:user-field-decl office:value-type="string" office:string-value="12" text:name="HJ7"/>
        <text:user-field-decl office:value-type="string" office:string-value="10" text:name="HJ8"/>
        <text:user-field-decl office:value-type="string" office:string-value="328" text:name="TOTAL1"/>
        <text:user-field-decl office:value-type="string" office:string-value="136" text:name="TOTAL2"/>
        <text:user-field-decl office:value-type="string" office:string-value="108" text:name="E1"/>
        <text:user-field-decl office:value-type="string" office:string-value="120" text:name="E2"/>
        <text:user-field-decl office:value-type="string" office:string-value="60" text:name="E3"/>
        <text:user-field-decl office:value-type="string" office:string-value="40" text:name="E4"/>
        <text:user-field-decl office:value-type="string" office:string-value="16" text:name="E5"/>
        <text:user-field-decl office:value-type="string" office:string-value="32" text:name="E6"/>
        <text:user-field-decl office:value-type="string" office:string-value="48" text:name="E7"/>
        <text:user-field-decl office:value-type="string" office:string-value="40" text:name="E8"/>
        <text:user-field-decl office:value-type="string" office:string-value="Stefan" text:name="FIRSTNAMES"/>
        <text:user-field-decl office:value-type="string" office:string-value="Böllermann" text:name="LASTNAME"/>
        <text:user-field-decl office:value-type="string" office:string-value="07.04.1997" text:name="DOB_D"/>
        <text:user-field-decl office:value-type="string" office:string-value="Hannover" text:name="POB"/>
        <text:user-field-decl office:value-type="string" office:string-value="Hannover" text:name="HOME"/>
        <text:user-field-decl office:value-type="string" office:string-value="Herr" text:name="FrHr"/>
      </text:user-field-decls>
      <text:p text:style-name="P19">FREIE WALDORFSCHULE HANNOVER – BOTHFELD</text:p>
      <text:p text:style-name="Text_20_body"/>
      <text:p text:style-name="Text_20_body"/>
      <text:p text:style-name="Text_20_body"/>
      <text:p text:style-name="Text_20_body"/>
      <text:h text:style-name="Heading_20_1" text:outline-level="1">ZEUGNIS</text:h>
      <text:h text:style-name="Heading_20_2" text:outline-level="2">DER ALLGEMEINEN HOCHSCHULREIFE</text:h>
      <text:p text:style-name="P17"/>
      <text:p text:style-name="Text_20_body"/>
      <text:p text:style-name="Text_20_body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  <table:table-row table:style-name="Table1.1">
          <table:table-cell table:style-name="Table1.A1" office:value-type="string">
            <text:p text:style-name="Text_20_body">geboren am <text:span text:style-name="T1"><text:user-field-get text:name="DOB_D">?GEB_D?</text:user-field-get></text:span><text:s/>in <text:span text:style-name="T1"><text:user-field-get text:name="POB">?GEBURTSORT?</text:user-field-get></text:span></text:p>
          </table:table-cell>
        </table:table-row>
        <table:table-row table:style-name="Table1.1">
          <table:table-cell table:style-name="Table1.A1" office:value-type="string">
            <text:p text:style-name="Text_20_body">wohnhaft in <text:span text:style-name="T1"><text:user-field-get text:name="HOME">?WOHNORT?</text:user-field-get></text:span></text:p>
          </table:table-cell>
        </table:table-row>
      </table:table>
      <text:p text:style-name="P5"/>
      <text:p text:style-name="P18">hat sich nach dem Besuch der Qualifikationsphase der Freien Waldorfschule der Abiturprüfung unterzoge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m Zeugnis liegen zugrunde:</text:p>
      <text:p text:style-name="P18"/>
      <text:p text:style-name="P18">Die Vereinbarung über die Durchführung der Abiturprüfung für Schülerinnen und Schüler an Waldorfschulen (Beschluss der Kultusministerkonferenz vom 21.2.1980 in der jeweils geltenden Fassung).</text:p>
      <text:p text:style-name="P18"/>
      <text:p text:style-name="P18">Die Vereinbarung über die Bildungsstandards für die Allgemeine Hochschulreife</text:p>
      <text:p text:style-name="P18">(Beschluss der Kultusministerkonferenz vom 18.10.2012 in der jeweils geltenden Fassung).</text:p>
      <text:p text:style-name="P18"/>
      <text:p text:style-name="P18">Die Vereinbarung über die Einheitlichen Prüfungsanforderungen in der Abiturprüfung</text:p>
      <text:p text:style-name="P18">(Beschluss der Kultusministerkonferenz vom 1.6.1979 in der jeweils geltenden Fassung).</text:p>
      <text:p text:style-name="P18"/>
      <text:p text:style-name="P18">Die Verordnung über die Qualifikationsphase und die Abiturprüfung für Schülerinnen und Schüler der Freien Waldorfschulen sowie über die Abiturprüfung für Nichtschülerinnen und Nichtschüler (AVO-WaNi) vom 2.5.2005 (Nds. GVBl. S. 139) in der jeweils geltenden Fassung<text:span text:style-name="T16">.</text:span>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Name, Vorname, Geburtstag, Geburtsort</text:p>
          </table:table-cell>
        </table:table-row>
        <table:table-row>
          <table:table-cell table:style-name="Table2.A2" office:value-type="string">
            <text:p text:style-name="ENTRY"><text:user-field-get text:name="LASTNAME">?NACHNAME?</text:user-field-get>, <text:user-field-get text:name="FIRSTNAMES">?VORNAMEN?</text:user-field-get>, <text:user-field-get text:name="DOB_D">?GEB_D?</text:user-field-get>, <text:user-field-get text:name="POB">?GEBURTSORT?</text:user-field-get></text:p>
          </table:table-cell>
        </table:table-row>
      </table:table>
      <text:h text:style-name="Heading_20_3" text:outline-level="3">I. Leistungen in den schriftlichen Abiturprüfungsfächern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2"/>
        <table:table-row>
          <table:table-cell table:style-name="Table3.A1" table:number-rows-spanned="2" table:number-columns-spanned="2" office:value-type="string">
            <text:p text:style-name="P22">Prüfungsfächer <text:span text:style-name="T3">1</text:span><text:span text:style-name="T2">)</text:span></text:p>
          </table:table-cell>
          <table:covered-table-cell/>
          <table:table-cell table:style-name="Table3.A1" table:number-columns-spanned="2" office:value-type="string">
            <text:p text:style-name="P22">Prüfungsergebnis</text:p>
            <text:p text:style-name="P22">(in einfacher Wertung)</text:p>
          </table:table-cell>
          <table:covered-table-cell/>
          <table:table-cell table:style-name="Table3.E1" table:number-rows-spanned="2" table:number-columns-spanned="2" office:value-type="string">
            <text:p text:style-name="P22">Ges<text:span text:style-name="T14">a</text:span>mtergebnis <text:span text:style-name="T3">2</text:span><text:span text:style-name="T2">)</text:span>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23">schriftlich</text:p>
          </table:table-cell>
          <table:table-cell table:style-name="Table3.C2" office:value-type="string">
            <text:p text:style-name="P22">mündlich</text:p>
          </table:table-cell>
          <table:covered-table-cell/>
          <table:covered-table-cell/>
        </table:table-row>
        <table:table-row>
          <table:table-cell table:style-name="Table3.A5" office:value-type="string">
            <text:p text:style-name="P9">1. <text:user-field-get text:name="F1">?F1?</text:user-field-get></text:p>
          </table:table-cell>
          <table:table-cell table:style-name="Table3.B5" office:value-type="string">
            <text:p text:style-name="Table_20_Contents">„<text:span text:style-name="T6">eA“</text:span></text:p>
          </table:table-cell>
          <table:table-cell table:style-name="Table3.C3" office:value-type="string">
            <text:p text:style-name="Table_20_Contents"><text:user-field-get text:name="S1">?S1?</text:user-field-get></text:p>
          </table:table-cell>
          <table:table-cell table:style-name="Table3.D5" office:value-type="string">
            <text:p text:style-name="Table_20_Contents"><text:user-field-get text:name="M1">?M1?</text:user-field-get></text:p>
          </table:table-cell>
          <table:table-cell table:style-name="Table3.E3" office:value-type="string">
            <text:p text:style-name="Table_20_Contents">12-fach</text:p>
          </table:table-cell>
          <table:table-cell table:style-name="Table3.F3" office:value-type="string">
            <text:p text:style-name="Table_20_Contents"><text:user-field-get text:name="E1">?E1?</text:user-field-get></text:p>
          </table:table-cell>
        </table:table-row>
        <table:table-row>
          <table:table-cell table:style-name="Table3.A4" office:value-type="string">
            <text:p text:style-name="P9">2. <text:user-field-get text:name="F2">?F2?</text:user-field-get></text:p>
          </table:table-cell>
          <table:table-cell table:style-name="Table3.B4" office:value-type="string">
            <text:p text:style-name="Table_20_Contents">„<text:span text:style-name="T6">eA“</text:span></text:p>
          </table:table-cell>
          <table:table-cell table:style-name="Table3.C4" office:value-type="string">
            <text:p text:style-name="Table_20_Contents"><text:user-field-get text:name="S2">?S2?</text:user-field-get></text:p>
          </table:table-cell>
          <table:table-cell table:style-name="Table3.D4" office:value-type="string">
            <text:p text:style-name="Table_20_Contents"><text:user-field-get text:name="M2">?M2?</text:user-field-get></text:p>
          </table:table-cell>
          <table:table-cell table:style-name="Table3.E4" office:value-type="string">
            <text:p text:style-name="Table_20_Contents">12-fach</text:p>
          </table:table-cell>
          <table:table-cell table:style-name="Table3.F4" office:value-type="string">
            <text:p text:style-name="Table_20_Contents"><text:user-field-get text:name="E2">?E2?</text:user-field-get></text:p>
          </table:table-cell>
        </table:table-row>
        <table:table-row>
          <table:table-cell table:style-name="Table3.A5" office:value-type="string">
            <text:p text:style-name="P9">3. <text:user-field-get text:name="F3">?F3?</text:user-field-get></text:p>
          </table:table-cell>
          <table:table-cell table:style-name="Table3.B5" office:value-type="string">
            <text:p text:style-name="Table_20_Contents">„<text:span text:style-name="T6">eA“</text:span></text:p>
          </table:table-cell>
          <table:table-cell table:style-name="Table3.C5" office:value-type="string">
            <text:p text:style-name="Table_20_Contents"><text:user-field-get text:name="S3">?S3?</text:user-field-get></text:p>
          </table:table-cell>
          <table:table-cell table:style-name="Table3.D5" office:value-type="string">
            <text:p text:style-name="Table_20_Contents"><text:user-field-get text:name="M3">?M3?</text:user-field-get></text:p>
          </table:table-cell>
          <table:table-cell table:style-name="Table3.E5" office:value-type="string">
            <text:p text:style-name="Table_20_Contents">12-fach</text:p>
          </table:table-cell>
          <table:table-cell table:style-name="Table3.F5" office:value-type="string">
            <text:p text:style-name="Table_20_Contents"><text:user-field-get text:name="E3">?E3?</text:user-field-get></text:p>
          </table:table-cell>
        </table:table-row>
        <table:table-row>
          <table:table-cell table:style-name="Table3.A6" table:number-columns-spanned="2" office:value-type="string">
            <text:p text:style-name="P9">4. <text:user-field-get text:name="F4">?F4?</text:user-field-get></text:p>
          </table:table-cell>
          <table:covered-table-cell/>
          <table:table-cell table:style-name="Table3.C6" office:value-type="string">
            <text:p text:style-name="Table_20_Contents"><text:user-field-get text:name="S4">?S4?</text:user-field-get></text:p>
          </table:table-cell>
          <table:table-cell table:style-name="Table3.D6" office:value-type="string">
            <text:p text:style-name="Table_20_Contents"><text:user-field-get text:name="M4">?M4?</text:user-field-get></text:p>
          </table:table-cell>
          <table:table-cell table:style-name="Table3.E6" office:value-type="string">
            <text:p text:style-name="Table_20_Contents"><text:span text:style-name="T5">8</text:span>-fach</text:p>
          </table:table-cell>
          <table:table-cell table:style-name="Table3.F6" office:value-type="string">
            <text:p text:style-name="Table_20_Contents"><text:user-field-get text:name="E4">?E4?</text:user-field-get></text:p>
          </table:table-cell>
        </table:table-row>
      </table:table>
      <text:h text:style-name="Heading_20_3" text:outline-level="3">II. Leistungen in der mündlichen Abiturprüfung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Table_20_Contents">Prüfungsfächer <text:span text:style-name="T2">3)</text:span></text:p>
          </table:table-cell>
          <table:table-cell table:style-name="Table4.A1" table:number-columns-spanned="2" office:value-type="string">
            <text:p text:style-name="P21">Prüfungsergebnis</text:p>
            <text:p text:style-name="P21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Table_20_Contents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Table_20_Contents">mündlich</text:p>
          </table:table-cell>
          <table:table-cell table:style-name="Table4.B2" office:value-type="string">
            <text:p text:style-name="Table_20_Contents">Schulhalbjah-</text:p>
            <text:p text:style-name="Table_20_Contents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9">5. <text:user-field-get text:name="F5">?F5?</text:user-field-get></text:p>
          </table:table-cell>
          <table:table-cell table:style-name="Table4.B3" office:value-type="string">
            <text:p text:style-name="Table_20_Contents"><text:user-field-get text:name="M5">?M5?</text:user-field-get></text:p>
          </table:table-cell>
          <table:table-cell table:style-name="Table4.C5" office:value-type="string">
            <text:p text:style-name="Table_20_Contents">––––––</text:p>
          </table:table-cell>
          <table:table-cell table:style-name="Table4.D3" office:value-type="string">
            <text:p text:style-name="Table_20_Contents"><text:span text:style-name="T5">4</text:span>-fach</text:p>
          </table:table-cell>
          <table:table-cell table:style-name="Table4.E3" office:value-type="string">
            <text:p text:style-name="Table_20_Contents"><text:user-field-get text:name="E5">?E5?</text:user-field-get></text:p>
          </table:table-cell>
        </table:table-row>
        <table:table-row>
          <table:table-cell table:style-name="Table4.A4" office:value-type="string">
            <text:p text:style-name="P9">6. <text:user-field-get text:name="F6">?F6?</text:user-field-get></text:p>
          </table:table-cell>
          <table:table-cell table:style-name="Table4.B4" office:value-type="string">
            <text:p text:style-name="Table_20_Contents"><text:user-field-get text:name="M6">?M6?</text:user-field-get></text:p>
          </table:table-cell>
          <table:table-cell table:style-name="Table4.C4" office:value-type="string">
            <text:p text:style-name="Table_20_Contents">––––––</text:p>
          </table:table-cell>
          <table:table-cell table:style-name="Table4.D4" office:value-type="string">
            <text:p text:style-name="Table_20_Contents"><text:span text:style-name="T5">4</text:span>-fach</text:p>
          </table:table-cell>
          <table:table-cell table:style-name="Table4.E4" office:value-type="string">
            <text:p text:style-name="Table_20_Contents"><text:user-field-get text:name="E6">?E6?</text:user-field-get></text:p>
          </table:table-cell>
        </table:table-row>
        <table:table-row>
          <table:table-cell table:style-name="Table4.A5" office:value-type="string">
            <text:p text:style-name="P9">7. <text:user-field-get text:name="F7">?F7?</text:user-field-get></text:p>
          </table:table-cell>
          <table:table-cell table:style-name="Table4.B5" office:value-type="string">
            <text:p text:style-name="Table_20_Contents">––––––</text:p>
          </table:table-cell>
          <table:table-cell table:style-name="Table4.C5" office:value-type="string">
            <text:p text:style-name="Table_20_Contents"><text:user-field-get text:name="HJ7">?HJ7?</text:user-field-get></text:p>
          </table:table-cell>
          <table:table-cell table:style-name="Table4.D5" office:value-type="string">
            <text:p text:style-name="Table_20_Contents"><text:span text:style-name="T5">4</text:span>-fach</text:p>
          </table:table-cell>
          <table:table-cell table:style-name="Table4.E5" office:value-type="string">
            <text:p text:style-name="Table_20_Contents"><text:user-field-get text:name="E7">?E7?</text:user-field-get></text:p>
          </table:table-cell>
        </table:table-row>
        <table:table-row>
          <table:table-cell table:style-name="Table4.A6" office:value-type="string">
            <text:p text:style-name="P9">8. <text:user-field-get text:name="F8">?F8?</text:user-field-get></text:p>
          </table:table-cell>
          <table:table-cell table:style-name="Table4.B6" office:value-type="string">
            <text:p text:style-name="Table_20_Contents">––––––</text:p>
          </table:table-cell>
          <table:table-cell table:style-name="Table4.C6" office:value-type="string">
            <text:p text:style-name="P24"><text:user-field-get text:name="HJ8">?HJ8?</text:user-field-get></text:p>
          </table:table-cell>
          <table:table-cell table:style-name="Table4.D6" office:value-type="string">
            <text:p text:style-name="Table_20_Contents"><text:span text:style-name="T5">4</text:span>-fach</text:p>
          </table:table-cell>
          <table:table-cell table:style-name="Table4.E6" office:value-type="string">
            <text:p text:style-name="Table_20_Contents"><text:user-field-get text:name="E8">?E8?</text:user-field-get></text:p>
          </table:table-cell>
        </table:table-row>
      </table:table>
      <text:h text:style-name="Heading_20_3" text:outline-level="3">III. Berechnung der Gesamtqualifikation und der Durchschnittsnot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6"><text:span text:style-name="T8">Gesamt</text:span>summe der schriftlichen <text:span text:style-name="T7">Prüfungsfächer</text:span></text:p>
          </table:table-cell>
          <table:table-cell table:style-name="Table5.B1" office:value-type="string">
            <text:p text:style-name="ENTRY"><text:user-field-get text:name="TOTAL1">?TOTAL1?</text:user-field-get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mindestens 220,</text:p>
            <text:p text:style-name="P14">höchstens 660 Punkte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2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6"><text:span text:style-name="T8">Gesamt</text:span>summe der <text:span text:style-name="T8">münd</text:span>lichen <text:span text:style-name="T7">Prüfungsfächer</text:span></text:p>
          </table:table-cell>
          <table:table-cell table:style-name="Table5.B1" office:value-type="string">
            <text:p text:style-name="ENTRY"><text:user-field-get text:name="TOTAL2">?TOTAL2?</text:user-field-get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mindestens <text:span text:style-name="T8">8</text:span>0,</text:p>
            <text:p text:style-name="P14">höchstens 240 Punkte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2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5" office:value-type="string">
            <text:p text:style-name="Standard">Durchschnittsnote</text:p>
          </table:table-cell>
          <table:table-cell table:style-name="Table5.B1" office:value-type="string">
            <text:p text:style-name="ENTRY"><text:user-field-get text:name="Grade1">?Note1?</text:user-field-get></text:p>
          </table:table-cell>
          <table:table-cell table:style-name="Table5.A5" office:value-type="string">
            <text:p text:style-name="ENTRY">,</text:p>
          </table:table-cell>
          <table:table-cell table:style-name="Table5.B1" office:value-type="string">
            <text:p text:style-name="ENTRY"><text:user-field-get text:name="Grade2">?Note2?</text:user-field-get></text:p>
          </table:table-cell>
          <table:table-cell table:style-name="Table5.A1" office:value-type="string">
            <text:p text:style-name="P25"> </text:p>
            <text:p text:style-name="P25"> </text:p>
          </table:table-cell>
          <table:table-cell table:style-name="Table5.B1" office:value-type="string">
            <text:p text:style-name="ENTRY"><text:user-field-get text:name="GradeT">?NoteT?</text:user-field-get></text:p>
          </table:table-cell>
          <table:table-cell table:style-name="Table5.G5" office:value-type="string">
            <text:p text:style-name="P25"><text:span text:style-name="T4">4</text:span><text:span text:style-name="T2">)</text:span></text:p>
          </table:table-cell>
        </table:table-row>
      </table:table>
      <text:p text:style-name="P16"/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Standard"><text:user-field-get text:name="FrHr">?FrHr?</text:user-field-get></text:p>
          </table:table-cell>
          <table:table-cell table:style-name="Table6.B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Standard">hat die Abiturprüfung bestanden und damit die Befähigung zum Studium an einer Hochschule in der Bundesrepublik Deutschland erworben.</text:p>
      <text:p text:style-name="P7"/>
      <text:p text:style-name="P12"><text:span text:style-name="T9">Hannover, den </text:span><text:span text:style-name="T10"><text:user-field-get text:name="DATE_D">?ZEUGNIS_D?</text:user-field-get></text:span></text:p>
      <text:p text:style-name="P7"/>
      <text:p text:style-name="P7"><text:tab/><text:tab/><text:tab/><text:tab/><text:tab/><text:tab/></text:p>
      <text:p text:style-name="P7"/>
      <text:p text:style-name="P7"/>
      <text:p text:style-name="P7"><text:tab/><text:tab/><text:tab/><text:span text:style-name="T15">(Siegel)</text:span></text:p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/>
          </table:table-cell>
          <table:table-cell table:style-name="Table7.B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13">Die/Der Vorsitzende der Prüfungskommission</text:p>
          </table:table-cell>
        </table:table-row>
      </table:table>
      <text:p text:style-name="P8"/>
      <text:p text:style-name="P4">Für die Umrechnung der 6-Noten-Skala in das Punktesystem gilt folgender Schlüssel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 table:style-name="Table8.1">
          <table:table-cell table:style-name="Table8.A1" office:value-type="string">
            <text:p text:style-name="P2">Notenstufe</text:p>
          </table:table-cell>
          <table:table-cell table:style-name="Table8.B1" table:number-columns-spanned="3" office:value-type="string">
            <text:p text:style-name="P3">sehr gut</text:p>
          </table:table-cell>
          <table:covered-table-cell/>
          <table:covered-table-cell/>
          <table:table-cell table:style-name="Table8.B1" table:number-columns-spanned="3" office:value-type="string">
            <text:p text:style-name="P3">gut</text:p>
          </table:table-cell>
          <table:covered-table-cell/>
          <table:covered-table-cell/>
          <table:table-cell table:style-name="Table8.B1" table:number-columns-spanned="3" office:value-type="string">
            <text:p text:style-name="P3">befriedigend</text:p>
          </table:table-cell>
          <table:covered-table-cell/>
          <table:covered-table-cell/>
          <table:table-cell table:style-name="Table8.B1" table:number-columns-spanned="3" office:value-type="string">
            <text:p text:style-name="P3">ausreichend</text:p>
          </table:table-cell>
          <table:covered-table-cell/>
          <table:covered-table-cell/>
          <table:table-cell table:style-name="Table8.B1" table:number-columns-spanned="3" office:value-type="string">
            <text:p text:style-name="P3">mangelhaft</text:p>
          </table:table-cell>
          <table:covered-table-cell/>
          <table:covered-table-cell/>
          <table:table-cell table:style-name="Table8.Q1" office:value-type="string">
            <text:p text:style-name="P3">ungenügend</text:p>
          </table:table-cell>
        </table:table-row>
        <table:table-row table:style-name="Table8.1">
          <table:table-cell table:style-name="Table8.A2" office:value-type="string">
            <text:p text:style-name="P2">Note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2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3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4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5</text:p>
          </table:table-cell>
          <table:table-cell table:style-name="Table8.B2" office:value-type="string">
            <text:p text:style-name="P3">-</text:p>
          </table:table-cell>
          <table:table-cell table:style-name="Table8.Q2" office:value-type="string">
            <text:p text:style-name="P3">6</text:p>
          </table:table-cell>
        </table:table-row>
        <table:table-row table:style-name="Table8.1">
          <table:table-cell table:style-name="Table8.A2" office:value-type="string">
            <text:p text:style-name="P2">Punktzahl</text:p>
          </table:table-cell>
          <table:table-cell table:style-name="Table8.B2" office:value-type="string">
            <text:p text:style-name="P3">15</text:p>
          </table:table-cell>
          <table:table-cell table:style-name="Table8.B2" office:value-type="string">
            <text:p text:style-name="P3">14</text:p>
          </table:table-cell>
          <table:table-cell table:style-name="Table8.B2" office:value-type="string">
            <text:p text:style-name="P3">13</text:p>
          </table:table-cell>
          <table:table-cell table:style-name="Table8.B2" office:value-type="string">
            <text:p text:style-name="P3">12</text:p>
          </table:table-cell>
          <table:table-cell table:style-name="Table8.B2" office:value-type="string">
            <text:p text:style-name="P3">11</text:p>
          </table:table-cell>
          <table:table-cell table:style-name="Table8.B2" office:value-type="string">
            <text:p text:style-name="P3">10</text:p>
          </table:table-cell>
          <table:table-cell table:style-name="Table8.B2" office:value-type="string">
            <text:p text:style-name="P3">09</text:p>
          </table:table-cell>
          <table:table-cell table:style-name="Table8.B2" office:value-type="string">
            <text:p text:style-name="P3">08</text:p>
          </table:table-cell>
          <table:table-cell table:style-name="Table8.B2" office:value-type="string">
            <text:p text:style-name="P3">07</text:p>
          </table:table-cell>
          <table:table-cell table:style-name="Table8.B2" office:value-type="string">
            <text:p text:style-name="P3">06</text:p>
          </table:table-cell>
          <table:table-cell table:style-name="Table8.B2" office:value-type="string">
            <text:p text:style-name="P3">05</text:p>
          </table:table-cell>
          <table:table-cell table:style-name="Table8.B2" office:value-type="string">
            <text:p text:style-name="P3">04</text:p>
          </table:table-cell>
          <table:table-cell table:style-name="Table8.B2" office:value-type="string">
            <text:p text:style-name="P3">03</text:p>
          </table:table-cell>
          <table:table-cell table:style-name="Table8.B2" office:value-type="string">
            <text:p text:style-name="P3">02</text:p>
          </table:table-cell>
          <table:table-cell table:style-name="Table8.B2" office:value-type="string">
            <text:p text:style-name="P3">01</text:p>
          </table:table-cell>
          <table:table-cell table:style-name="Table8.Q2" office:value-type="string">
            <text:p text:style-name="P3">00</text:p>
          </table:table-cell>
        </table:table-row>
      </table:table>
      <text:p text:style-name="P11"/>
      <text:p text:style-name="P15"><text:span text:style-name="T13">1)</text:span><text:span text:style-name="T11"> Die Abiturprüfungsfächer, die auf erhöhtem Anforderungsniveau betrieben worden sind, sind mit „eA“ gekennzeichnet.</text:span></text:p>
      <text:p text:style-name="P15"><text:span text:style-name="T13">2)</text:span><text:span text:style-name="T11"> Die Ergebnisse der schriftlichen und der mündlichen Abiturprüfung werden im Verhältnis 1:1 gewichtet.</text:span></text:p>
      <text:p text:style-name="P12"><text:span text:style-name="T13">3)</text:span><text:span text:style-name="T11"> </text:span><text:span text:style-name="T12">I</text:span><text:span text:style-name="T11">m 7. und 8. Prüfungsfach können statt einer mündlichen Prüfung die Schuljahresergebnisse aus dem vierten Schulhalbjahr der Qualifikationsphase eingebracht werden.</text:span></text:p>
      <text:p text:style-name="P12"><text:span text:style-name="T13">4)</text:span><text:span text:style-name="T11"> </text:span><text:span text:style-name="T12">W</text:span><text:span text:style-name="T11">iederholung der Durchschnittsnote in Buchstab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indent="0cm" style:auto-text-indent="false"/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Bold" style:font-family-generic="roman" style:font-pitch="variable" fo:font-size="18pt" fo:font-weight="normal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Arial1" fo:font-family="Arial" style:font-style-name="Bold" style:font-family-generic="swiss" style:font-pitch="variable" fo:font-size="16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style:font-name="Arial1" fo:font-family="Arial" style:font-style-name="Bold" style:font-family-generic="swiss" style:font-pitch="variable" fo:font-size="110%" fo:font-weight="bold" style:font-size-asian="115%" style:font-weight-asian="bold" style:font-size-complex="115%" style:font-weight-complex="600"/>
    </style:style>
    <style:style style:name="ENTR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ENTRY2" style:family="paragraph" style:parent-style-name="ENTRY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cm" fo:margin-bottom="0.21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08:20:39.170728926</meta:creation-date>
    <dc:date>2019-07-01T08:45:02.622071548</dc:date>
    <meta:editing-duration>PT6H1M22S</meta:editing-duration>
    <meta:editing-cycles>42</meta:editing-cycles>
    <meta:generator>LibreOffice/6.2.4.2$Linux_X86_64 LibreOffice_project/20$Build-2</meta:generator>
    <meta:document-statistic meta:table-count="8" meta:image-count="0" meta:object-count="0" meta:page-count="2" meta:paragraph-count="144" meta:word-count="388" meta:character-count="2842" meta:non-whitespace-character-count="2579"/>
  </office:meta>
</office:document-meta>
</file>